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tyle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ettings.xml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</office:automatic-styles>
  <office:body>
    <office:presentation>
      <draw:page draw:master-page-name="Title_20_Slide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Overview of Challenges and Solutions</text:p>
          </draw:text-box>
        </draw:frame>
      </draw:page>
      <draw:page draw:master-page-name="Title_20_Slide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Target participant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This workshop is specifically aimed at:</text:p>
            <text:list text:style-name="L2">
              <text:list-item>
                <text:p text:style-name="P3">ICT/Computer centre director
* responsible for ICT policy development and implementation</text:p>
              </text:list-item>
              <text:list-item>
                <text:p text:style-name="P3">Other senior staff
* responsible for the development and implementation of ICT policies</text:p>
              </text:list-item>
              <text:list-item>
                <text:p text:style-name="P3">Head librarians or senior library staff
* involved in the development and implementation of ICT policies
and should benefit from them</text:p>
              </text:list-item>
            </text:list>
          </draw:text-box>
        </draw:frame>
      </draw:page>
      <draw:page draw:master-page-name="Title_20_Slide" draw:name="page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Introduction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Name, institution, role within your institution, questions:</text:p>
            <text:list text:style-name="L2">
              <text:list-item>
                <text:p text:style-name="P3">How many people in your IT department?</text:p>
              </text:list-item>
              <text:list-item>
                <text:p text:style-name="P3">How many computers on your network?</text:p>
              </text:list-item>
              <text:list-item>
                <text:p text:style-name="P3">How much bandwidth do you have?</text:p>
              </text:list-item>
              <text:list-item>
                <text:p text:style-name="P3">What is the biggest problem on your network?</text:p>
              </text:list-item>
              <text:list-item>
                <text:p text:style-name="P3">Any other areas that you would like us to cover?</text:p>
              </text:list-item>
            </text:list>
          </draw:text-box>
        </draw:frame>
        <presentation:notes draw:style-name="dp2">
          <draw:page-thumbnail draw:layer="layout" draw:page-number="3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If you are facilitating, you may wish to go round twice; once for the participants
to introduce themselves, and then again for them to answer the questions above.</text:p>
            </draw:text-box>
          </draw:frame>
        </presentation:notes>
      </draw:page>
      <draw:page draw:master-page-name="Title_20_Slide" draw:name="page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Content outline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The role of a supportive policy environment</text:p>
              </text:list-item>
              <text:list-item>
                <text:p text:style-name="P3">Why policies often fail (examples of unsuccessful policy development)</text:p>
              </text:list-item>
              <text:list-item>
                <text:p text:style-name="P3">User authentication requirements and features</text:p>
              </text:list-item>
              <text:list-item>
                <text:p text:style-name="P3">Developing appropriate policies</text:p>
              </text:list-item>
              <text:list-item>
                <text:p text:style-name="P3">Sample policy review and development</text:p>
              </text:list-item>
              <text:list-item>
                <text:p text:style-name="P3">Planning an effective policy development process</text:p>
              </text:list-item>
              <text:list-item>
                <text:p text:style-name="P3">Writing an effective policy</text:p>
              </text:list-item>
              <text:list-item>
                <text:p text:style-name="P3">Implementing policy</text:p>
              </text:list-item>
              <text:list-item>
                <text:p text:style-name="P3">Policy implications and applications</text:p>
              </text:list-item>
            </text:list>
          </draw:text-box>
        </draw:frame>
      </draw:page>
      <draw:page draw:master-page-name="Title_20_Slide" draw:name="page5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Outcome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Examine the importance of a supportive policy environment for successful BMO</text:p>
              </text:list-item>
              <text:list-item>
                <text:p text:style-name="P3">Review key policies and an appropriate policy development framework</text:p>
              </text:list-item>
              <text:list-item>
                <text:p text:style-name="P3">Review BMO supportive policies</text:p>
              </text:list-item>
              <text:list-item>
                <text:p text:style-name="P3">Create an institutional level policy development action plan</text:p>
              </text:list-item>
            </text:list>
          </draw:text-box>
        </draw:frame>
      </draw:page>
      <draw:page draw:master-page-name="Title_20_Slide" draw:name="page6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Pre workshop task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Request participants to bring five printed copies of their organisations “acceptable use policy” (AUP) relating to computers and the Internet
*<text:s/><text:a xlink:href="http://en.wikipedia.org/wiki/Acceptable_use_policy" xlink:type="simple">http://en.wikipedia.org/wiki/Acceptable_use_policy</text:a>
* These could include draft documents, working documents, implemented or planned policies, etc.</text:p>
              </text:list-item>
              <text:list-item>
                <text:p text:style-name="P3">Also include electronic copies if possible (e.g. MS Word, PDF, or website URL)</text:p>
              </text:list-item>
              <text:list-item/>
              <text:list-item>
                <text:list>
                  <text:list-item>
                    <text:p text:style-name="P3"><text:span text:style-name="P0">Please send electronic copies to the organisers in advance if possible.</text:span><text:a xlink:href="http://en.wikipedia.org/wiki/Acceptable_use_policy" xlink:type="simple">http://en.wikipedia.org/wiki/Acceptable_use_policy</text:a></text:p>
                  </text:list-item>
                </text:list>
              </text:list-item>
            </text:list>
          </draw:text-box>
        </draw:frame>
      </draw:page>
      <draw:page draw:master-page-name="Title_20_Slide" draw:name="page7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The State of Nature Game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Play the State of Nature Game described in the
<text:a xlink:href="Unit_10_Facilitation.rst" xlink:type="simple">facilitators' notes</text:a>, to learn about public
goods, free riding and collaboration vs. competition.</text:p>
            <text:p text:style-name="P1">Rules of the game:</text:p>
            <text:list text:style-name="L2">
              <text:list-item>
                <text:p text:style-name="P3">The facilitator plays the role of Nature</text:p>
              </text:list-item>
              <text:list-item>
                <text:p text:style-name="P3">Each player begins the game with 100 Monetary Units (MU)</text:p>
              </text:list-item>
              <text:list-item>
                <text:p text:style-name="P3">In each round, each player must pay a survival cost of 10 MU</text:p>
              </text:list-item>
              <text:list-item>
                <text:p text:style-name="P3">Nature is bountiful and matches this amount</text:p>
              </text:list-item>
              <text:list-item>
                <text:p text:style-name="P3">The whole amount collected is auctioned off</text:p>
              </text:list-item>
              <text:list-item>
                <text:p text:style-name="P3">All bids are forfeit to the winner</text:p>
              </text:list-item>
              <text:list-item>
                <text:p text:style-name="P3">All agreements are permitted</text:p>
              </text:list-item>
              <text:list-item>
                <text:p text:style-name="P3">No agreements are binding</text:p>
              </text:list-item>
              <text:list-item>
                <text:p text:style-name="P3">No violence is permitted</text:p>
              </text:list-item>
              <text:list-item>
                <text:p text:style-name="P3">The object is to maximise your own outcome</text:p>
              </text:list-item>
            </text:list>
          </draw:text-box>
        </draw:frame>
      </draw:page>
      <draw:page draw:master-page-name="Title_20_Slide" draw:name="page8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Definition of a Public Good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A public good can be defined as:</text:p>
            <text:list text:style-name="L2">
              <text:list-item>
                <text:p text:style-name="P3">any good (resource or valuable thing)</text:p>
              </text:list-item>
              <text:list-item>
                <text:p text:style-name="P3">that the members of a community benefit from,</text:p>
              </text:list-item>
              <text:list-item>
                <text:p text:style-name="P3">irrespective of whether they have contributed to it, and</text:p>
              </text:list-item>
              <text:list-item>
                <text:p text:style-name="P3">which they can consume in arbitrary amounts (as much or as little as
they wish to).</text:p>
              </text:list-item>
            </text:list>
          </draw:text-box>
        </draw:frame>
      </draw:page>
      <draw:page draw:master-page-name="Title_20_Slide" draw:name="page9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TCP/IP and Congestion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Understanding basic TCP/IP issues is important in understanding problems of
overloaded and slow Internet connections:</text:p>
            <text:list text:style-name="L2">
              <text:list-item>
                <text:p text:style-name="P3">IP = Internet Protocol, basic protocol on which the Internet is built.
* A "connectionless" and "unreliable" protocol.</text:p>
              </text:list-item>
              <text:list-item>
                <text:p text:style-name="P3">TCP = Transmission Control Protocol
* A connection-oriented, reliable-transport protocol.
* Adds (among other things) "flow control" to the IP layer.
* When each TCP segments is received, an acknowledgement is sent back.
* If a segment is not acknowledged then it is retransmitted by the sender.</text:p>
              </text:list-item>
            </text:list>
            <text:p text:style-name="P3">TCP increases sending rate whenever no packets are lost. Thus it uses all the
available bandwidth and causes congestion (deliberately).</text:p>
            <text:p text:style-name="P3">Multiple connections share bandwidth "fairly" between them.</text:p>
            <text:p text:style-name="P3">Congestion causes network collapse for all users; see<text:s/><text:a xlink:href="https://github.com/aptivate/inaspmaterials/blob/master/src/Network_Management/Unit_6_Solving_Network_Problems/Unit_6_Presentation.rst#effect-of-congestion" xlink:type="simple">Effect of Congestion</text:a> in Unit 6 for details.</text:p>
          </draw:text-box>
        </draw:frame>
      </draw:page>
      <draw:page draw:master-page-name="Title_20_Slide" draw:name="page10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Policy and Behaviour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Technical measures alone fail to change behaviour. Why?</text:p>
            <text:p text:style-name="P1">"5% of users use 50% of the traffic, so 95% should be on your side."
Discuss.</text:p>
          </draw:text-box>
        </draw:frame>
      </draw:page>
      <draw:page draw:master-page-name="Title_20_Slide" draw:name="page1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Policy and Behaviour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Who has authority to create policy?</text:p>
              </text:list-item>
              <text:list-item>
                <text:p text:style-name="P3">Who has authority to implement technical measures?</text:p>
              </text:list-item>
              <text:list-item>
                <text:p text:style-name="P3">Who do users fear more?</text:p>
              </text:list-item>
              <text:list-item>
                <text:p text:style-name="P3">Whose side are the users on? What do they want?</text:p>
              </text:list-item>
            </text:list>
          </draw:text-box>
        </draw:frame>
      </draw:page>
      <draw:page draw:master-page-name="Title_20_Slide" draw:name="page1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Policy-based solution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Aim to bring about behavioral change</text:p>
              </text:list-item>
              <text:list-item>
                <text:p text:style-name="P3">Treat bandwidth just as any common good that needs policy management</text:p>
              </text:list-item>
              <text:list-item>
                <text:p text:style-name="P3">Can require or authorise use of technical solutions
* distribute the bandwidth evenly between users
* make sure that no one user can damage other users' experiences
* can prioritise and restrict traffic flows or users but which ones and how?
* do not automatically ensure that the traffic that flows is consistent
with institutional purposes</text:p>
              </text:list-item>
            </text:list>
          </draw:text-box>
        </draw:frame>
      </draw:page>
      <draw:page draw:master-page-name="Title_20_Slide" draw:name="page1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Examples of policy based approache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Some simple examples, that we can come back to later.</text:p>
            <text:p text:style-name="P1">A policy that says something about:</text:p>
            <text:list text:style-name="L2">
              <text:list-item>
                <text:p text:style-name="P3"><text:span text:style-name="P0">Appropriate and inappropriate use</text:span>Can be used to reward/punish such behaviour</text:p>
              </text:list-item>
              <text:list-item>
                <text:p text:style-name="P3"><text:span text:style-name="P0">Ability to limit traffic by volume</text:span>Can be used to set quotas</text:p>
              </text:list-item>
              <text:list-item>
                <text:p text:style-name="P3"><text:span text:style-name="P0">Ability to shape traffic</text:span>Can be used to throttle non-core online resources or speed up core ones</text:p>
              </text:list-item>
              <text:list-item>
                <text:p text:style-name="P3"><text:span text:style-name="P0">Virus protection and software standards</text:span>Can be used to remove problem computers/users from the network who do not comply</text:p>
              </text:list-item>
            </text:list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